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7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8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size="6pt" fo:font-weight="normal" style:font-size-asian="6pt" style:font-weight-asian="normal" style:font-size-complex="6pt" style:font-weight-complex="normal"/>
    </style:style>
    <style:style style:name="T22" style:family="text">
      <style:text-properties officeooo:rsid="015c3c06"/>
    </style:style>
    <style:style style:name="T23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1"><text:placeholder text:placeholder-type="text">&lt;get_language('CLIENTE', getLang())&gt;</text:placeholder></text:p>
          </table:table-cell>
          <table:table-cell table:style-name="Tabella3.B1" office:value-type="string">
            <text:p text:style-name="P6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0"/>
          </table:table-cell>
          <table:table-cell table:style-name="Tabella3.D1" table:number-rows-spanned="3" table:number-columns-spanned="2" office:value-type="string">
            <text:p text:style-name="P70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3"><text:placeholder text:placeholder-type="text">&lt;o.partner_id.sql_customer_code&gt;</text:placeholder></text:p>
          </table:table-cell>
          <table:table-cell table:style-name="Tabella3.B2" office:value-type="string">
            <text:p text:style-name="P66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2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1"/>
          </table:table-cell>
          <table:table-cell table:style-name="Tabella3.D1" office:value-type="string">
            <text:p text:style-name="P71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4"/>
          </table:table-cell>
          <table:table-cell table:style-name="Tabella3.D1" table:number-rows-spanned="2" table:number-columns-spanned="2" office:value-type="string">
            <text:p text:style-name="P14"><text:span text:style-name="T21"><text:placeholder text:placeholder-type="text">&lt;if test="o.destination_partner_id"&gt;</text:placeholder></text:span><text:span text:style-name="T23"><text:placeholder text:placeholder-type="text">&lt;get_language('DESTINATARIO', getLang())&gt;</text:placeholder></text:span><text:span text:style-name="T21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17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3"/>
          </table:table-cell>
          <table:table-cell table:style-name="Tabella1.B7" table:number-columns-spanned="8" office:value-type="string">
            <text:p text:style-name="P3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5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4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8"><text:span text:style-name="T19"><text:placeholder text:placeholder-type="text">&lt;('%s' % l.product_id.colour.strip()) if l.product_id.colour else ''&gt;</text:placeholder></text:span><text:span text:style-name="T19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ext:soft-page-break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9"><text:placeholder text:placeholder-type="text">&lt;get_language('COLLI', getLang())&gt;</text:placeholder></text:p>
          </table:table-cell>
          <table:table-cell table:style-name="Tabella2.D1" office:value-type="string">
            <text:p text:style-name="P69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67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39"><text:span text:style-name="T20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0"><text:span text:style-name="T20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2"/>
          </table:table-cell>
          <table:covered-table-cell/>
          <table:covered-table-cell/>
          <table:table-cell table:style-name="Tabella2.D2" office:value-type="string">
            <text:p text:style-name="P29"><text:placeholder text:placeholder-type="text">&lt;o.parcels&gt;</text:placeholder></text:p>
          </table:table-cell>
          <table:table-cell table:style-name="Tabella2.D2" office:value-type="string">
            <text:p text:style-name="P46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G2" table:number-columns-spanned="2" office:value-type="string">
            <text:p text:style-name="P47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28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67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4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47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28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57"><text:span text:style-name="T13"><text:placeholder text:placeholder-type="text">&lt;get_language('MEZZO', getLang())&gt;</text:placeholder></text:span><text:span text:style-name="T22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58"/>
          </table:table-cell>
          <table:covered-table-cell/>
          <table:table-cell table:style-name="Tabella2.D2" office:value-type="string">
            <text:p text:style-name="P58"/>
          </table:table-cell>
          <table:table-cell table:style-name="Tabella2.G6" table:number-columns-spanned="2" office:value-type="string">
            <text:p text:style-name="P56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2"><text:span text:style-name="T23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7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0"/>
            <text:p text:style-name="P59"/>
          </table:table-cell>
        </table:table-row>
      </table:table>
      <text:p text:style-name="P21"><text:placeholder text:placeholder-type="text">&lt;if test="o.id != objects[-1].id"&gt;</text:placeholder></text:p>
      <text:p text:style-name="P20"/>
      <text:p text:style-name="P22"/>
      <text:p text:style-name="P20"><text:placeholder text:placeholder-type="text">&lt;/if&gt;</text:placeholder></text:p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3.799cm" style:rel-column-width="2154*"/>
    </style:style>
    <style:style style:name="Tabella5.B" style:family="table-column">
      <style:table-column-properties style:column-width="15.201cm" style:rel-column-width="8618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draw:frame draw:style-name="Mfr2" draw:name="image:asimage(company.pefc_logo) " text:anchor-type="as-char" svg:width="1.4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5.A1" office:value-type="string">
              <text:p text:style-name="MP9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  <text:p text:style-name="MP10"/>
              <text:p text:style-name="MP11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6:35:47.084754755</dc:date>
    <meta:editing-duration>P7DT7H7M38S</meta:editing-duration>
    <meta:editing-cycles>106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97" meta:character-count="5331" meta:non-whitespace-character-count="5015"/>
    <meta:user-defined meta:name="Info 1"/>
    <meta:user-defined meta:name="Info 2"/>
    <meta:user-defined meta:name="Info 3"/>
    <meta:user-defined meta:name="Info 4"/>
  </office:meta>
</office:document-meta>
</file>